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 You will need. All can rely on alternative </text:p>
      <text:p text:style-name="P1">- Water bottle (1l huge smoke or 500ml untested)</text:p>
      <text:p text:style-name="P1">- beer can strip</text:p>
      <text:p text:style-name="P1">- super glue</text:p>
      <text:p text:style-name="P1">- durable tape</text:p>
      <text:p text:style-name="P1">- Nail or sharp object</text:p>
      <text:p text:style-name="P1">- Lighter</text:p>
      <text:p text:style-name="P1">- cutter</text:p>
      <text:p text:style-name="P1">- pen</text:p>
      <text:p text:style-name="P1">- Spray paint (Optional)</text:p>
      <text:p text:style-name="P1"/>
      <text:p text:style-name="P1"/>
      <text:p text:style-name="P1">Step 2</text:p>
      <text:p text:style-name="P1">Take a small piece of the left over beer can strip. Using a 5 zar coin, draw a circle on a piece of the can strip and cut it out. Than cut the circular piece of can into have and make a con with it.</text:p>
      <text:p text:style-name="P1">//more details needed.</text:p>
      <text:p text:style-name="P1"/>
      <text:p text:style-name="P1">Step 3</text:p>
      <text:p text:style-name="P1">NB: Be careful when using super glue</text:p>
      <text:p text:style-name="P1">Take the remaining can strip and lay it a solid cylindrical object on it (say a pen), and roll it up. After sufficient length length has been roled (2-3 inches) add some super glue to it and hold as you let dry out. We will be referring to this as the side pipe</text:p>
      <text:p text:style-name="P1"/>
      <text:p text:style-name="P1">//Add pictures here</text:p>
      <text:p text:style-name="P1"/>
      <text:p text:style-name="P1">Step 4</text:p>
      <text:p text:style-name="P1">Place the cone in one of the opening of the side pipe and secure it emplacement by pressing down on it.</text:p>
      <text:p text:style-name="P1"/>
      <text:p text:style-name="P1">Step 5:</text:p>
      <text:p text:style-name="P1">Pierce 2 wholes in the bottle. Ome cm from the bottom and the other parrel 4inches from the neck of the bottle. </text:p>
      <text:p text:style-name="P1"/>
      <text:p text:style-name="P1">First hole: Measure the diametre of the side pipe against the bottle and make a hole (2 inche from the bottom). Then pierce a hole using a cutter (scalpal) and adjust the hole accordingly with the side pipe.</text:p>
      <text:p text:style-name="P1"/>
      <text:p text:style-name="P1">Second hole: </text:p>
      <text:p text:style-name="P1">Heat a small sharp object, such as a knife or nail. Make a small hole, 2-3 inches from the top of the bottle agacent to the bottom hole. After the hole cools down press your thumb over the hole and gently pass a light over the shape to cure it permanently.</text:p>
      <text:p text:style-name="P1"/>
      <text:p text:style-name="P1">Step 6</text:p>
      <text:p text:style-name="P1">Remove the side pipe and tape any opeining spray the can and design as you see fit. In our case we designed our first minion called Bob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22:01:29.259122414</meta:creation-date>
    <dc:date>2016-06-24T22:02:31.442304947</dc:date>
    <meta:editing-duration>PT1M4S</meta:editing-duration>
    <meta:editing-cycles>1</meta:editing-cycles>
    <meta:document-statistic meta:table-count="0" meta:image-count="0" meta:object-count="0" meta:page-count="1" meta:paragraph-count="26" meta:word-count="326" meta:character-count="1603" meta:non-whitespace-character-count="1299"/>
    <meta:generator>LibreOffice/5.0.5.2$Linux_X86_64 LibreOffice_project/00m0$Build-2</meta:generator>
  </office:meta>
</office:document-meta>
</file>